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Sans" svg:font-family="'Fira San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233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fo:language="ru" fo:country="RU" officeooo:rsid="001d233e" officeooo:paragraph-rsid="001d233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d233e" officeooo:paragraph-rsid="001d233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1d233e" officeooo:paragraph-rsid="001d23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233e" officeooo:paragraph-rsid="001d233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d233e" officeooo:paragraph-rsid="001d233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1d233e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233e"/>
    </style:style>
    <style:style style:name="T3" style:family="text">
      <style:text-properties fo:language="ru" fo:country="RU" officeooo:rsid="001d233e"/>
    </style:style>
    <style:style style:name="T4" style:family="text">
      <style:text-properties fo:font-variant="normal" fo:text-transform="none" fo:color="#494949" loext:opacity="100%" style:font-name="Fira Sans" fo:font-size="12pt" fo:letter-spacing="normal" fo:font-style="normal" fo:font-weight="normal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language="ru" fo:country="RU" officeooo:rsid="001d233e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officeooo:rsid="001d233e"/>
    </style:style>
    <style:style style:name="T9" style:family="text">
      <style:text-properties style:font-name="Times New Roman" fo:font-size="13pt" fo:language="ru" fo:country="RU" officeooo:rsid="001d233e" style:font-size-asian="13pt" style:font-size-complex="13pt"/>
    </style:style>
    <style:style style:name="T10" style:family="text">
      <style:text-properties style:font-name="Times New Roman" fo:font-size="13pt" fo:language="en" fo:country="US" style:font-size-asian="13pt" style:font-size-complex="13pt"/>
    </style:style>
    <style:style style:name="T11" style:family="text">
      <style:text-properties style:font-name="Times New Roman" fo:font-size="13pt" fo:language="en" fo:country="US" officeooo:rsid="001d233e" style:font-size-asian="13pt" style:font-size-complex="13pt"/>
    </style:style>
    <style:style style:name="T12" style:family="text">
      <style:text-properties style:font-name="Times New Roman" fo:font-size="14pt" fo:language="ru" fo:country="RU" officeooo:rsid="001d233e" style:font-size-asian="14pt" style:font-size-complex="14pt"/>
    </style:style>
    <style:style style:name="T13" style:family="text">
      <style:text-properties style:font-name="Times New Roman" fo:font-size="14pt" fo:language="en" fo:country="US" style:font-size-asian="14pt" style:font-size-complex="14pt"/>
    </style:style>
    <style:style style:name="T14" style:family="text">
      <style:text-properties style:font-name="Times New Roman" fo:font-size="14pt" fo:language="en" fo:country="US" officeooo:rsid="001d233e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1.984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1.984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егистрация на сайт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Цель:</text:p>
      <text:p text:style-name="P5"/>
      <text:p text:style-name="P4">Создание плашки регистрации которая <text:s/>при введении правильного сочитания логина и пароля выводит картинку , а при не соответсвии оповещает о несоответсвии.</text:p>
      <text:p text:style-name="P4"/>
      <text:p text:style-name="P5">Архитектура проекта <text:s/>:</text:p>
      <text:p text:style-name="P6">Код написан на С<text:span text:style-name="T1"># , </text:span>все сделано по ТЗ.Его функционал принятия текста анализ введеного текста и сравнение с нужным.</text:p>
      <text:p text:style-name="P6"/>
      <text:p text:style-name="P5"><text:s/>Запуск проекта</text:p>
      <text:p text:style-name="P7"><text:s/></text:p>
      <text:p text:style-name="P1"><text:span text:style-name="T12">Перейти по ссылке</text:span><text:span text:style-name="T14">(</text:span><text:a xlink:type="simple" xlink:href="https://github.com/midvid/pr-5_Dudenkov-Bykov/tree/auth-module/img" text:style-name="Internet_20_link" text:visited-style-name="Visited_20_Internet_20_Link"><text:span text:style-name="T13">pr-5_Dudenkov-Bykov/img at auth-module · midvid/pr-5_Dudenkov-Bykov · GitHub</text:span></text:a><text:span text:style-name="T13"> </text:span><text:span text:style-name="T14">)</text:span><text:span text:style-name="T12"> и скачать </text:span><text:span text:style-name="T14">IMG</text:span></text:p>
      <text:p text:style-name="P8"><text:span text:style-name="T2"/></text:p>
      <text:p text:style-name="P5">Примеры использования</text:p>
      <text:p text:style-name="P6">Любые , веб сайты , веб приложения, мини игры или игры с подобным элементами </text:p>
      <text:p text:style-name="P6"/>
      <text:p text:style-name="P4"><text:span text:style-name="T5">В бизнесе</text:span>: Вы предоставляете доступ к вашей плашке регистрации и ее API по подписке. Клиенты платят ежемесячную или годовую плату за использование сервиса.</text:p>
      <text:p text:style-name="P4">Целевая аудитория: Малый и средний бизнес, веб-сайты, мобильные приложения, которым требуется надежная и простая в интеграции система аутентификации.</text:p>
      <text:p text:style-name="P5">Ценообразование:</text:p>
      <text:p text:style-name="P4">Бесплатный тариф: ограниченный функционал, ограниченное количество пользователей.</text:p>
      <text:p text:style-name="P4">Базовый тариф: расширенный функционал, больше пользователей, техническая поддержка.</text:p>
      <text:p text:style-name="P4">Премиум тариф: неограниченный функционал, приоритетная техническая поддержка, SLA </text:p>
      <text:p text:style-name="P5">Преимущества:</text:p>
      <text:p text:style-name="P4">Стабильный доход по подписке.</text:p>
      <text:p text:style-name="P4">Масштабируемость (легко добавлять новых клиентов).</text:p>
      <text:p text:style-name="P4">Возможность получать обратную связь от клиентов и постоянно улучшать сервис.</text:p>
      <text:p text:style-name="P4"/>
      <text:p text:style-name="P5"><text:soft-page-break/>В повседневной жизни:</text:p>
      <text:p text:style-name="P4"/>
      <text:p text:style-name="P4"><text:span text:style-name="T5">Пример</text:span>: Иван использует умный замок "SmartLock" на своей входной двери, который интегрирован с API вашей плашки.</text:p>
      <text:p text:style-name="P4"><text:span text:style-name="T5">Целевая аудитория</text:span>: Владельцы "умных домов", использующие устройства контроля доступа и безопасности.</text:p>
      <text:p text:style-name="P4"><text:span text:style-name="T5">Проблемы, которые решает</text:span>:</text:p>
      <text:p text:style-name="P4">Обеспечивает безопасный доступ в дом без ключей, используя логин и пароль на смартфоне. Позволяет удаленно открывать дверь для гостей или курьеров.</text:p>
      <text:p text:style-name="P4">Предотвращает несанкционированный доступ в дом, используя надежные алгоритмы аутентификации.</text:p>
      <text:p text:style-name="P5">В разработке:</text:p>
      <text:p text:style-name="P4"/>
      <text:p text:style-name="P4"/>
      <text:p text:style-name="P4"><text:span text:style-name="T5">Пример</text:span>: Разработчик Петр создает мобильное приложение "СуперЗаметки" и использует API плашки для аутентификации пользователей в своем приложении.</text:p>
      <text:p text:style-name="P4"><text:span text:style-name="T5">Целевая аудитория</text:span>: Разработчики мобильных и веб-приложений, которым требуется надежная и простая в интеграции система аутентификации.</text:p>
      <text:p text:style-name="P5">Проблемы, которые решает:</text:p>
      <text:p text:style-name="P4">Упрощает разработку системы аутентификации с нуля (экономия времени и ресурсов).</text:p>
      <text:p text:style-name="P4">Обеспечивает безопасность данных пользователей, используя продвинутые алгоритмы шифрования.</text:p>
      <text:p text:style-name="P4">Позволяет сосредоточиться на разработке основных функций приложения, вместо траты времени на разработку системы аутентификац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Sans" svg:font-family="'Fira Sans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12:36:32.436000000</meta:creation-date>
    <dc:date>2025-10-20T13:21:04.621000000</dc:date>
    <meta:editing-duration>PT44M33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33" meta:word-count="295" meta:character-count="2384" meta:non-whitespace-character-count="2115"/>
  </office:meta>
</office:document-meta>
</file>